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7b37b" officeooo:paragraph-rsid="0017b37b"/>
    </style:style>
    <style:style style:name="P2" style:family="paragraph" style:parent-style-name="Standard">
      <style:text-properties officeooo:rsid="0017b37b" officeooo:paragraph-rsid="0018ac71"/>
    </style:style>
    <style:style style:name="P3" style:family="paragraph" style:parent-style-name="Standard">
      <style:text-properties officeooo:rsid="001a1e3e" officeooo:paragraph-rsid="001a1e3e"/>
    </style:style>
    <style:style style:name="P4" style:family="paragraph" style:parent-style-name="Standard">
      <style:text-properties fo:font-weight="bold" officeooo:rsid="001b86a3" officeooo:paragraph-rsid="001b86a3" style:font-weight-asian="bold" style:font-weight-complex="bold"/>
    </style:style>
    <style:style style:name="P5" style:family="paragraph" style:parent-style-name="Standard">
      <style:text-properties fo:font-weight="bold" officeooo:rsid="001d7a57" officeooo:paragraph-rsid="001d7a57" style:font-weight-asian="bold" style:font-weight-complex="bold"/>
    </style:style>
    <style:style style:name="P6" style:family="paragraph" style:parent-style-name="Standard">
      <style:text-properties fo:font-weight="bold" officeooo:rsid="001df7a3" officeooo:paragraph-rsid="001df7a3" style:font-weight-asian="bold" style:font-weight-complex="bold"/>
    </style:style>
    <style:style style:name="P7" style:family="paragraph" style:parent-style-name="Standard">
      <style:text-properties fo:font-weight="bold" officeooo:rsid="001fc445" officeooo:paragraph-rsid="001fc445" style:font-weight-asian="bold" style:font-weight-complex="bold"/>
    </style:style>
    <style:style style:name="P8" style:family="paragraph" style:parent-style-name="Standard">
      <style:text-properties fo:font-weight="bold" officeooo:rsid="00229dd0" officeooo:paragraph-rsid="00229dd0" style:font-weight-asian="bold" style:font-weight-complex="bold"/>
    </style:style>
    <style:style style:name="P9" style:family="paragraph" style:parent-style-name="Standard">
      <style:text-properties fo:font-weight="bold" officeooo:rsid="0023d3d8" officeooo:paragraph-rsid="0023d3d8" style:font-weight-asian="bold" style:font-weight-complex="bold"/>
    </style:style>
    <style:style style:name="P10" style:family="paragraph" style:parent-style-name="Standard">
      <style:text-properties fo:font-weight="normal" officeooo:rsid="001b86a3" officeooo:paragraph-rsid="001b86a3" style:font-weight-asian="normal" style:font-weight-complex="normal"/>
    </style:style>
    <style:style style:name="P11" style:family="paragraph" style:parent-style-name="Standard">
      <style:text-properties fo:font-weight="normal" officeooo:rsid="001d7a57" officeooo:paragraph-rsid="001d7a57" style:font-weight-asian="normal" style:font-weight-complex="normal"/>
    </style:style>
    <style:style style:name="P12" style:family="paragraph" style:parent-style-name="Standard">
      <style:text-properties fo:font-weight="normal" officeooo:rsid="001df7a3" officeooo:paragraph-rsid="001df7a3" style:font-weight-asian="normal" style:font-weight-complex="normal"/>
    </style:style>
    <style:style style:name="P13" style:family="paragraph" style:parent-style-name="Standard">
      <style:text-properties fo:font-weight="normal" officeooo:rsid="00229dd0" officeooo:paragraph-rsid="00229dd0" style:font-weight-asian="normal" style:font-weight-complex="normal"/>
    </style:style>
    <style:style style:name="P14" style:family="paragraph" style:parent-style-name="Standard">
      <style:text-properties fo:font-weight="normal" officeooo:rsid="001fc445" officeooo:paragraph-rsid="001fc445" style:font-weight-asian="normal" style:font-weight-complex="normal"/>
    </style:style>
    <style:style style:name="P15" style:family="paragraph" style:parent-style-name="Standard">
      <style:text-properties fo:font-weight="normal" officeooo:rsid="0023d3d8" officeooo:paragraph-rsid="0023d3d8" style:font-weight-asian="normal" style:font-weight-complex="normal"/>
    </style:style>
    <style:style style:name="P16" style:family="paragraph" style:parent-style-name="Standard">
      <style:text-properties officeooo:rsid="0018ac71" officeooo:paragraph-rsid="0018ac71"/>
    </style:style>
    <style:style style:name="P17" style:family="paragraph" style:parent-style-name="Standard">
      <style:text-properties officeooo:rsid="00216e8a" officeooo:paragraph-rsid="00229dd0"/>
    </style:style>
    <style:style style:name="P18" style:family="paragraph" style:parent-style-name="Standard">
      <style:text-properties officeooo:rsid="00229dd0" officeooo:paragraph-rsid="00229dd0"/>
    </style:style>
    <style:style style:name="P19" style:family="paragraph" style:parent-style-name="Standard">
      <style:text-properties officeooo:rsid="0023d3d8" officeooo:paragraph-rsid="0023d3d8"/>
    </style:style>
    <style:style style:name="P20" style:family="paragraph" style:parent-style-name="Standard">
      <style:text-properties fo:font-weight="bold" officeooo:rsid="00248d9d" officeooo:paragraph-rsid="00248d9d" style:font-weight-asian="bold" style:font-weight-complex="bold"/>
    </style:style>
    <style:style style:name="P21" style:family="paragraph" style:parent-style-name="Standard">
      <style:text-properties fo:font-weight="normal" officeooo:rsid="001df7a3" officeooo:paragraph-rsid="001df7a3" style:font-weight-asian="normal" style:font-weight-complex="normal"/>
    </style:style>
    <style:style style:name="P22" style:family="paragraph" style:parent-style-name="Standard">
      <style:text-properties fo:font-weight="normal" officeooo:rsid="00248d9d" officeooo:paragraph-rsid="00248d9d" style:font-weight-asian="normal" style:font-weight-complex="normal"/>
    </style:style>
    <style:style style:name="T1" style:family="text">
      <style:text-properties officeooo:rsid="0018ac71"/>
    </style:style>
    <style:style style:name="T2" style:family="text">
      <style:text-properties officeooo:rsid="001a1e3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9dd0" style:font-weight-asian="bold" style:font-weight-complex="bold"/>
    </style:style>
    <style:style style:name="T5" style:family="text">
      <style:text-properties officeooo:rsid="00229dd0"/>
    </style:style>
    <style:style style:name="T6" style:family="text">
      <style:text-properties officeooo:rsid="0023d3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"><text:span text:style-name="T3">Docker</text:span>:</text:p>
      <text:p text:style-name="P1"/>
      <text:p text:style-name="P1">Resolve um dos grandes problemas para um developer. Docker basicamente ]e ma ferramenta que pode empacotar uma aplicacao e as suas dependencias em um container isolado.</text:p>
      <text:p text:style-name="P1"/>
      <text:p text:style-name="P17"><text:span text:style-name="T3">Comandos </text:span><text:span text:style-name="T4">docker:<text:line-break/></text:span></text:p>
      <text:p text:style-name="P17"><text:span text:style-name="T4">contaneirs<text:line-break/></text:span><text:span text:style-name="T5">docker ps → list running containers;</text:span></text:p>
      <text:p text:style-name="P18">docker ps -a → list all containers (running and stopped);</text:p>
      <text:p text:style-name="P18">docker start &lt;id&gt; → start a stopped container;</text:p>
      <text:p text:style-name="P18">docker stop &lt;id&gt; → stop a running container;</text:p>
      <text:p text:style-name="P18">docker restart → restart a container;</text:p>
      <text:p text:style-name="P18">docker rm &lt;id&gt; → remove a container;</text:p>
      <text:p text:style-name="P18">docker logs &lt;id&gt; → vi<text:span text:style-name="T6">ew</text:span> log container;</text:p>
      <text:p text:style-name="P18">docker exec -it &lt;id&gt; bash → open a shell inside running container;</text:p>
      <text:p text:style-name="P18">docker inspect &lt;id&gt; get detailed info;</text:p>
      <text:p text:style-name="P18">docker build -t &lt;name&gt; &lt;.&gt;→ create a new image with a specific name</text:p>
      <text:p text:style-name="P19">docker run -it &lt;name&gt; → launch the container and open his terminal when launched</text:p>
      <text:p text:style-name="P18"/>
      <text:p text:style-name="P8">images</text:p>
      <text:p text:style-name="P13">docker images ls → list images</text:p>
      <text:p text:style-name="P13">docker rmi &lt;image&gt; → remove an image;</text:p>
      <text:p text:style-name="P13"/>
      <text:p text:style-name="P1"/>
      <text:p text:style-name="P1"><text:span text:style-name="T3">Vantagens do docker para com a vm:</text:span><text:line-break/><text:line-break/>A grande vantagem do docker ]e a sua capaciade de modelar cada container como uma imagem que pode ser armazenada localmente.<text:line-break/><text:line-break/>Um container ]e uma especia de maquina virtual mas sem kernel.<text:line-break/>Por outras palavras, um container contem apenas a aplicacao e as dependencias da aplicacao.<text:line-break/><text:line-break/><text:span text:style-name="T3">Docker Hub:</text:span><text:line-break/></text:p>
      <text:p text:style-name="P1">Disponibiliza uma especia de app store contendo imagens (containers) de outras pessoas simplificando a sua utilizacao.</text:p>
      <text:p text:style-name="P1"/>
      <text:p text:style-name="P1"><text:span text:style-name="T3">Docker file:</text:span><text:line-break/><text:line-break/>ficheiro principal das suas imagens doker.</text:p>
      <text:p text:style-name="P1"/>
      <text:p text:style-name="P1">Algumas importantes keywords: <text:s/>FROM RUN COPY EXPOSE ENTRYPOINT <text:span text:style-name="T2">CMP</text:span></text:p>
      <text:p text:style-name="P1"/>
      <text:p text:style-name="P2">FROM → Informa o docker sobre o sistema operativo na qual a maquina deve operar.<text:line-break/><text:line-break/>RUN →<text:tab/><text:span text:style-name="T1">Permite executar um comando dentro da VM. </text:span>Em<text:span text:style-name="T1"> geral consiste em atualizar os <text:tab/><text:tab/><text:tab/>recursos da sua VM, como apk ou adicinar utilitarios basicos com VIM, sudo etc.</text:span></text:p>
      <text:p text:style-name="P2"/>
      <text:p text:style-name="P16">COPY → Permite copiar um ficheiro</text:p>
      <text:p text:style-name="P2"/>
      <text:p text:style-name="P2"><text:soft-page-break/><text:span text:style-name="T1">EXPOSE → <text:tab/>Informa o docker que o container esta a escutar nas portas de rede especificadas em<text:tab/><text:tab/>tempo de execucao. Porem, nao se encontra acessivel para o host. Ou seja, expoem o <text:tab/><text:tab/>porto especificado e disponibiliza o apenas para comunicacao entre containers.</text:span><text:line-break/></text:p>
      <text:p text:style-name="P2"><text:span text:style-name="T1">ENTRYPOINT →<text:tab/>Permite ao container executar um comando assim que o container ]e <text:tab/><text:tab/><text:tab/> <text:s text:c="6"/><text:tab/>iniciado.</text:span><text:line-break/></text:p>
      <text:p text:style-name="P3">CMD → Informa o container de como se deve iniciar o programa ex: [ “npm”, “start” ]</text:p>
      <text:p text:style-name="P3"/>
      <text:p text:style-name="P4">Docker-compose:</text:p>
      <text:p text:style-name="P4"/>
      <text:p text:style-name="P10">Isto ]e uma ferramenta que foi desenvolvida para ajudar a definir e partilhar aplicacoes multicontainers e faze las comunicarem se com elas mesmas.<text:line-break/><text:line-break/>Com o compose, podemos criar um ficheiro YAML para definir servicos.</text:p>
      <text:p text:style-name="P5"/>
      <text:p text:style-name="P5"/>
      <text:p text:style-name="P5">TLS:</text:p>
      <text:p text:style-name="P5"/>
      <text:p text:style-name="P11">Transport layer Security ]e um protocolo que assegura trocas atraves de redes de computadores, especialmente pela internet.<text:line-break/><text:line-break/>Permite →<text:tab/>Autenticacao do servidor;</text:p>
      <text:p text:style-name="P11"><text:tab/><text:tab/>A confidencialidade dos dados trocaods;</text:p>
      <text:p text:style-name="P11"><text:tab/><text:tab/>A intergridade dos dados trocados;</text:p>
      <text:p text:style-name="P11"/>
      <text:p text:style-name="P11">Muito parecido com o SSL (o que altera o http para https).</text:p>
      <text:p text:style-name="P11"/>
      <text:p text:style-name="P11"/>
      <text:p text:style-name="P6">NGINX:</text:p>
      <text:p text:style-name="P6"/>
      <text:p text:style-name="P12">Este contentor ]e o responsavel por configurar um servidor web.</text:p>
      <text:p text:style-name="P12"/>
      <text:p text:style-name="P7">Diff entre alpine e o debian:</text:p>
      <text:p text:style-name="P7"/>
      <text:p text:style-name="P14">O alpine ]e leve e focado na seguranca. Contem tambem o minimo de ficheiros e ferramentas.<text:line-break/>O debian ]e um sistema operativo universal utilizando o kernel linux ou o kernel FreeBSD.</text:p>
      <text:p text:style-name="P14"/>
      <text:p text:style-name="P14"/>
      <text:p text:style-name="P9">MARIADB CONTAINER:</text:p>
      <text:p text:style-name="P9"/>
      <text:p text:style-name="P15">O proposito ]e ser uma especie de copia do MySQL.</text:p>
      <text:p text:style-name="P9"/>
      <text:p text:style-name="P12"/>
      <text:p text:style-name="P20">IMAGE</text:p>
      <text:p text:style-name="P20"/>
      <text:p text:style-name="P22">]e tipo uma receita de como criar um container<text:line-break/>.sistema operativo</text:p>
      <text:p text:style-name="P22">.dependencias</text:p>
      <text:p text:style-name="P22">.configuracoes</text:p>
      <text:p text:style-name="P22">.etc<text:line-break/></text:p>
      <text:p text:style-name="P20"><text:soft-page-break/>CONTAINER</text:p>
      <text:p text:style-name="P20"/>
      <text:p text:style-name="P22"/>
      <text:p text:style-name="P22">]E a instancia em execucao da image.<text:line-break/>Ou seja, [e o resultado da imagem ja com todas as configuracoes instalas e prontas para serem usadas.<text:line-break/><text:line-break/><text:span text:style-name="T3">VOLUME</text:span></text:p>
      <text:p text:style-name="P22"><text:span text:style-name="T3"/></text:p>
      <text:p text:style-name="P22">]E uma area de armazenamento persistente usada por containers.<text:line-break/>Basicamente permite que os dados continuem a existir mesmo se o container for destruido.<text:line-break/></text:p>
      <text:p text:style-name="P22"><text:line-break/><text:span text:style-name="T3">DOCKER NETWORK</text:span></text:p>
      <text:p text:style-name="P22"><text:span text:style-name="T3"/></text:p>
      <text:p text:style-name="P22">]E uma network virtual criada pelo docker que permite os containers se comunicarem. Podemos quase pensar como uma simples LAN virtual onde todos os containeres se conseguem ver e comunicar usando hosnames.</text:p>
      <text:p text:style-name="P22"/>
      <text:p text:style-name="P22"/>
      <text:p text:style-name="P20">ACESSAR BASE DE DADOS</text:p>
      <text:p text:style-name="P20"/>
      <text:p text:style-name="P22">docker exec -it mariadb bash</text:p>
      <text:p text:style-name="P22">mysql -u jose -p</text:p>
      <text:p text:style-name="P22">SHOW DATABASES;</text:p>
      <text:p text:style-name="P22">USE &lt;name&gt;</text:p>
      <text:p text:style-name="P22">SHOW TABLES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9:25:56.195780559</meta:creation-date>
    <dc:date>2025-06-24T13:04:15.100775280</dc:date>
    <meta:editing-duration>PT11H2M29S</meta:editing-duration>
    <meta:editing-cycles>6</meta:editing-cycles>
    <meta:generator>LibreOffice/7.4.7.2$Linux_X86_64 LibreOffice_project/40$Build-2</meta:generator>
    <meta:document-statistic meta:table-count="0" meta:image-count="0" meta:object-count="0" meta:page-count="3" meta:paragraph-count="55" meta:word-count="610" meta:character-count="3719" meta:non-whitespace-character-count="3126"/>
  </office:meta>
</office:document-meta>
</file>